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26ca9c"/>
    </style:style>
    <style:style style:name="P2" style:family="paragraph" style:parent-style-name="Standard">
      <style:text-properties officeooo:rsid="0031bc1f" officeooo:paragraph-rsid="0031bc1f"/>
    </style:style>
    <style:style style:name="P3" style:family="paragraph" style:parent-style-name="Standard">
      <style:text-properties officeooo:rsid="00327a33" officeooo:paragraph-rsid="00327a33"/>
    </style:style>
    <style:style style:name="P4" style:family="paragraph" style:parent-style-name="Standard">
      <style:text-properties officeooo:rsid="00327a33" officeooo:paragraph-rsid="004c91ff"/>
    </style:style>
    <style:style style:name="P5" style:family="paragraph" style:parent-style-name="Standard">
      <style:text-properties officeooo:rsid="00327a33" officeooo:paragraph-rsid="004cb409"/>
    </style:style>
    <style:style style:name="P6" style:family="paragraph" style:parent-style-name="Standard">
      <style:text-properties officeooo:rsid="00327a33" officeooo:paragraph-rsid="004d8860"/>
    </style:style>
    <style:style style:name="P7" style:family="paragraph" style:parent-style-name="Standard">
      <style:text-properties officeooo:rsid="00327a33" officeooo:paragraph-rsid="004f961f"/>
    </style:style>
    <style:style style:name="P8" style:family="paragraph" style:parent-style-name="Standard">
      <style:text-properties officeooo:paragraph-rsid="003c7e55"/>
    </style:style>
    <style:style style:name="P9" style:family="paragraph" style:parent-style-name="Standard">
      <style:text-properties officeooo:paragraph-rsid="0048276c"/>
    </style:style>
    <style:style style:name="P10" style:family="paragraph" style:parent-style-name="Standard">
      <style:paragraph-properties fo:margin-top="0.101cm" fo:margin-bottom="0.101cm" style:contextual-spacing="false"/>
      <style:text-properties officeooo:paragraph-rsid="0031bc1f"/>
    </style:style>
    <style:style style:name="P11" style:family="paragraph" style:parent-style-name="Standard">
      <style:text-properties officeooo:paragraph-rsid="00555634"/>
    </style:style>
    <style:style style:name="P12" style:family="paragraph" style:parent-style-name="Heading_20_3">
      <style:text-properties officeooo:paragraph-rsid="0031bc1f"/>
    </style:style>
    <style:style style:name="P13" style:family="paragraph" style:parent-style-name="Standard">
      <style:text-properties officeooo:paragraph-rsid="0058106c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style:font-name="Segoe UI" fo:font-style="italic" officeooo:rsid="0038739d" style:font-style-asian="italic" style:font-style-complex="italic"/>
    </style:style>
    <style:style style:name="T5" style:family="text">
      <style:text-properties style:font-name="Segoe UI" officeooo:rsid="00384ae2"/>
    </style:style>
    <style:style style:name="T6" style:family="text">
      <style:text-properties style:font-name="Segoe UI" officeooo:rsid="0038739d"/>
    </style:style>
    <style:style style:name="T7" style:family="text">
      <style:text-properties style:font-name="Segoe UI" officeooo:rsid="003b600f"/>
    </style:style>
    <style:style style:name="T8" style:family="text">
      <style:text-properties style:font-name="Segoe UI" officeooo:rsid="003c7e55"/>
    </style:style>
    <style:style style:name="T9" style:family="text">
      <style:text-properties style:font-name="Segoe UI" officeooo:rsid="0026ca9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96350" style:font-style-asian="italic" style:font-style-complex="italic"/>
    </style:style>
    <style:style style:name="T12" style:family="text">
      <style:text-properties fo:font-style="italic" officeooo:rsid="00257d79" style:font-style-asian="italic" style:font-style-complex="italic"/>
    </style:style>
    <style:style style:name="T13" style:family="text">
      <style:text-properties fo:font-style="italic" officeooo:rsid="0031bc1f" style:font-style-asian="italic" style:font-style-complex="italic"/>
    </style:style>
    <style:style style:name="T14" style:family="text">
      <style:text-properties fo:font-style="italic" officeooo:rsid="0043ae6a" style:font-style-asian="italic" style:font-style-complex="italic"/>
    </style:style>
    <style:style style:name="T15" style:family="text">
      <style:text-properties fo:font-style="italic" officeooo:rsid="00555634" style:font-style-asian="italic" style:font-style-complex="italic"/>
    </style:style>
    <style:style style:name="T16" style:family="text">
      <style:text-properties fo:font-style="italic" officeooo:rsid="0058106c" style:font-style-asian="italic" style:font-style-complex="italic"/>
    </style:style>
    <style:style style:name="T17" style:family="text">
      <style:text-properties officeooo:rsid="001e09e9"/>
    </style:style>
    <style:style style:name="T18" style:family="text">
      <style:text-properties officeooo:rsid="001fa336"/>
    </style:style>
    <style:style style:name="T19" style:family="text">
      <style:text-properties officeooo:rsid="0021bbd2"/>
    </style:style>
    <style:style style:name="T20" style:family="text">
      <style:text-properties officeooo:rsid="00257d79"/>
    </style:style>
    <style:style style:name="T21" style:family="text">
      <style:text-properties officeooo:rsid="0026ca9c"/>
    </style:style>
    <style:style style:name="T22" style:family="text">
      <style:text-properties officeooo:rsid="002c6a27"/>
    </style:style>
    <style:style style:name="T23" style:family="text">
      <style:text-properties officeooo:rsid="002e3b45"/>
    </style:style>
    <style:style style:name="T24" style:family="text">
      <style:text-properties officeooo:rsid="0031bc1f"/>
    </style:style>
    <style:style style:name="T25" style:family="text">
      <style:text-properties officeooo:rsid="0042c071"/>
    </style:style>
    <style:style style:name="T26" style:family="text">
      <style:text-properties officeooo:rsid="0044033d"/>
    </style:style>
    <style:style style:name="T27" style:family="text">
      <style:text-properties officeooo:rsid="0046a423"/>
    </style:style>
    <style:style style:name="T28" style:family="text">
      <style:text-properties officeooo:rsid="0048276c"/>
    </style:style>
    <style:style style:name="T29" style:family="text">
      <style:text-properties officeooo:rsid="004c91ff"/>
    </style:style>
    <style:style style:name="T30" style:family="text">
      <style:text-properties officeooo:rsid="004cb409"/>
    </style:style>
    <style:style style:name="T31" style:family="text">
      <style:text-properties officeooo:rsid="004d8860"/>
    </style:style>
    <style:style style:name="T32" style:family="text">
      <style:text-properties officeooo:rsid="004f961f"/>
    </style:style>
    <style:style style:name="T33" style:family="text">
      <style:text-properties officeooo:rsid="00555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nts</text:h>
      <text:p text:style-name="Standard">Apostrophic Lab, <text:span text:style-name="T24">2019. </text:span><text:span text:style-name="T13">Komika Display Font</text:span><text:span text:style-name="T24"> (</text:span><text:a xlink:type="simple" xlink:href="http://www.fontspace.com/komika-display-font-f396" text:style-name="Internet_20_link" text:visited-style-name="Visited_20_Internet_20_Link"><text:span text:style-name="T24">www.fontspace.com/komika-display-font-f396</text:span></text:a><text:span text:style-name="T24">). Freeware.</text:span></text:p>
      <text:p text:style-name="Standard"/>
      <text:h text:style-name="Heading_20_3" text:outline-level="3">Models</text:h>
      <text:p text:style-name="P8"><text:span text:style-name="T1">akashdlfps, </text:span><text:span text:style-name="T6">202</text:span><text:span text:style-name="T7">1</text:span><text:span text:style-name="T6">. </text:span><text:span text:style-name="T4">Low Poly Gun (pew pew machine)</text:span><text:span text:style-name="T5">(</text:span><text:a xlink:type="simple" xlink:href="https://www.blendswap.com/blend/28894" text:style-name="Internet_20_link" text:visited-style-name="Visited_20_Internet_20_Link"><text:span text:style-name="T5">https://www.blendswap.com/blend/28894</text:span></text:a><text:span text:style-name="T5">). CC-</text:span><text:span text:style-name="T8">BY</text:span></text:p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. </text:span>CC <text:span text:style-name="T21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P9">Iliya_Luchkiy, <text:span text:style-name="T28">2017</text:span><text:span text:style-name="T27">. </text:span><text:span text:style-name="T10">Minigun</text:span> <text:span text:style-name="T27">(</text:span><text:a xlink:type="simple" xlink:href="https://sketchfab.com/3d-models/minigun-6f70d536bd404eb8a3c9db54022c85c1" text:style-name="Internet_20_link" text:visited-style-name="Visited_20_Internet_20_Link"><text:span text:style-name="T27">https://sketchfab.com/3d-models/minigun-6f70d536bd404eb8a3c9db54022c85c1</text:span></text:a><text:span text:style-name="T27">).</text:span><text:span text:style-name="T5"> </text:span><text:span text:style-name="T8">CC </text:span><text:span text:style-name="T9">BY</text:span><text:span text:style-name="T8"> 4.0: </text:span><text:a xlink:type="simple" xlink:href="https://creativecommons.org/licenses/by/4.0/" text:style-name="Internet_20_link" text:visited-style-name="Visited_20_Internet_20_Link"><text:span text:style-name="T8">https://creativecommons.org/licenses/by/4.0/</text:span></text:a></text:p>
      <text:p text:style-name="Standard">OfficialZifoduk, <text:span text:style-name="T23">2014. </text:span><text:span text:style-name="T10">FPS Hands Rigged </text:span><text:span text:style-name="T23">(</text:span><text:a xlink:type="simple" xlink:href="https://www.blendswap.com/blend/11725" text:style-name="Internet_20_link" text:visited-style-name="Visited_20_Internet_20_Link"><text:span text:style-name="T23">https://www.blendswap.com/blend/11725</text:span></text:a><text:span text:style-name="T23">). </text:span>CC-BY.</text:p>
      <text:p text:style-name="Standard">KIFIR, <text:span text:style-name="T20">2019. </text:span><text:span text:style-name="T12">Factory Low-Poly</text:span><text:span text:style-name="T20"> (</text:span><text:a xlink:type="simple" xlink:href="https://sketchfab.com/3d-models/factory-low-poly-7d3bc4d7ce6d48d9986a664d48f3cca1" text:style-name="Internet_20_link" text:visited-style-name="Visited_20_Internet_20_Link"><text:span text:style-name="T20">https://sketchfab.com/3d-models/factory-low-poly-7d3bc4d7ce6d48d9986a664d48f3cca1</text:span></text:a><text:span text:style-name="T20">). </text:span>CC <text:span text:style-name="T21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h text:style-name="Heading_20_3" text:outline-level="3">Music</text:h>
      <text:p text:style-name="P11"><text:span text:style-name="T33">SPACE DRIFTER, 2020. </text:span><text:span text:style-name="T15">Post Apocalyptic Ambient Music</text:span><text:span text:style-name="T33"> (</text:span><text:a xlink:type="simple" xlink:href="https://www.youtube.com/watch?v=56OnXv7Z5Gk" text:style-name="Internet_20_link" text:visited-style-name="Visited_20_Internet_20_Link"><text:span text:style-name="T33">https://www.youtube.com/watch?v=56OnXv7Z5Gk</text:span></text:a><text:span text:style-name="T33">). </text:span>Presumed to be licensed under Creative Commons Attribution (CC BY) based on search filters <text:a xlink:type="simple" xlink:href="https://creativecommons.org/licenses/by/4.0/" text:style-name="Internet_20_link" text:visited-style-name="Visited_20_Internet_20_Link">https://creativecommons.org/licenses/by/4.0/</text:a></text:p>
      <text:p text:style-name="P1"/>
      <text:h text:style-name="Heading_20_3" text:outline-level="3">Sounds</text:h>
      <text:p text:style-name="P5">Awrmacd, <text:span text:style-name="T30">2017. </text:span><text:span text:style-name="T10">Pump Action Shotgun</text:span> <text:span text:style-name="T30">(</text:span><text:a xlink:type="simple" xlink:href="https://freesound.org/s/387190/" text:style-name="Internet_20_link" text:visited-style-name="Visited_20_Internet_20_Link">https://freesound.org/s/387190/</text:a><text:span text:style-name="T30">). </text:span>Creative Commons 0</text:p>
      <text:p text:style-name="P4">gezortenplotz, <text:span text:style-name="T29">2007. </text:span><text:span text:style-name="T10">glock17_02.wav</text:span> <text:span text:style-name="T29">(</text:span><text:a xlink:type="simple" xlink:href="https://freesound.org/s/34982/" text:style-name="Internet_20_link" text:visited-style-name="Visited_20_Internet_20_Link">https://freesound.org/s/34982/</text:a><text:span text:style-name="T29">). </text:span>Attribution 3.0</text:p>
      <text:p text:style-name="P6">seanmorrissey96, <text:span text:style-name="T31">2020. </text:span><text:span text:style-name="T10">Remington.wav</text:span> <text:span text:style-name="T31">(</text:span><text:a xlink:type="simple" xlink:href="https://freesound.org/s/509432/" text:style-name="Internet_20_link" text:visited-style-name="Visited_20_Internet_20_Link">https://freesound.org/s/509432/</text:a><text:span text:style-name="T31">). </text:span>Attribution NonCommercial 4.0</text:p>
      <text:p text:style-name="P7">SnowFightStudios, <text:span text:style-name="T32">2022.</text:span> <text:span text:style-name="T10">Various Man Dying Grunts.mp3</text:span> <text:span text:style-name="T32">(</text:span><text:a xlink:type="simple" xlink:href="https://freesound.org/s/643671/" text:style-name="Internet_20_link" text:visited-style-name="Visited_20_Internet_20_Link">https://freesound.org/s/643671/</text:a><text:span text:style-name="T32">). </text:span>Creative Commons 0</text:p>
      <text:p text:style-name="P3"/>
      <text:h text:style-name="P12" text:outline-level="3"><text:soft-page-break/>Textures</text:h>
      <text:p text:style-name="Standard">ambientCG.com, <text:span text:style-name="T17">202</text:span><text:span text:style-name="T19">3</text:span><text:span text:style-name="T17">. </text:span><text:span text:style-name="T10">Concrete 043 B </text:span><text:span text:style-name="T18">(</text:span><text:a xlink:type="simple" xlink:href="https://ambientcg.com/view?id=Concrete043B" text:style-name="Internet_20_link" text:visited-style-name="Visited_20_Internet_20_Link"><text:span text:style-name="T18">https://ambientcg.com/view?id=Concrete043B</text:span></text:a><text:span text:style-name="T18">). </text:span>Creative Commons CC0 1.0 Universal License.</text:p>
      <text:p text:style-name="Standard">ambientCG.com, <text:span text:style-name="T17">2022. </text:span><text:span text:style-name="T10">Ground 051 </text:span><text:span text:style-name="T18">(</text:span><text:a xlink:type="simple" xlink:href="https://ambientcg.com/view?id=Ground051" text:style-name="Internet_20_link" text:visited-style-name="Visited_20_Internet_20_Link"><text:span text:style-name="T18">https://ambientcg.com/view?id=Ground051</text:span></text:a><text:span text:style-name="T18">). </text:span>Creative Commons CC0 1.0 Universal License.</text:p>
      <text:p text:style-name="Standard">ambientCG.com, <text:span text:style-name="T17">20</text:span><text:span text:style-name="T26">19</text:span><text:span text:style-name="T17">. </text:span><text:span text:style-name="T10">Metal 023 </text:span><text:span text:style-name="T18">(</text:span><text:a xlink:type="simple" xlink:href="https://ambientcg.com/view?id=Metal023" text:style-name="Internet_20_link" text:visited-style-name="Visited_20_Internet_20_Link"><text:span text:style-name="T18">https://ambientcg.com/view?id=Metal023</text:span></text:a><text:span text:style-name="T18">). </text:span>Creative Commons CC0 1.0 Universal License.</text:p>
      <text:p text:style-name="P13">ambientCG.com, <text:span text:style-name="T17">202</text:span><text:span text:style-name="T25">2</text:span><text:span text:style-name="T17">. </text:span><text:span text:style-name="T10">Metal 0</text:span><text:span text:style-name="T16">62C</text:span><text:span text:style-name="T14"> </text:span><text:span text:style-name="T18">(</text:span><text:a xlink:type="simple" xlink:href="https://ambientcg.com/view?id=Metal062C" text:style-name="Internet_20_link" text:visited-style-name="Visited_20_Internet_20_Link"><text:span text:style-name="T18">https://ambientcg.com/view?id=Metal062C</text:span></text:a><text:span text:style-name="T18">). </text:span>Creative Commons CC0 1.0 Universal License.</text:p>
      <text:p text:style-name="P13">ambientCG.com, <text:span text:style-name="T17">202</text:span><text:span text:style-name="T25">2</text:span><text:span text:style-name="T17">. </text:span><text:span text:style-name="T10">Metal 0</text:span><text:span text:style-name="T14">28 </text:span><text:span text:style-name="T18">(</text:span><text:a xlink:type="simple" xlink:href="https://ambientcg.com/view?id=Metal046B" text:style-name="Internet_20_link" text:visited-style-name="Visited_20_Internet_20_Link"><text:span text:style-name="T18">https://ambientcg.com/view?id=Metal046B</text:span></text:a><text:span text:style-name="T18">). </text:span>Creative Commons CC0 1.0 Universal License.</text:p>
      <text:p text:style-name="Standard">ambientCG.com, <text:span text:style-name="T22">2020</text:span><text:span text:style-name="T17">. </text:span><text:span text:style-name="T10">Rock 0</text:span><text:span text:style-name="T11">33</text:span><text:span text:style-name="T10"> </text:span><text:span text:style-name="T18">(</text:span><text:a xlink:type="simple" xlink:href="https://ambientcg.com/view?id=Rock033" text:style-name="Internet_20_link" text:visited-style-name="Visited_20_Internet_20_Link"><text:span text:style-name="T18">https://ambientcg.com/view?id=Rock033</text:span></text:a><text:span text:style-name="T18">). </text:span>Creative Commons CC0 1.0 Universal License.</text:p>
      <text:p text:style-name="P10">ambientCG.com, <text:span text:style-name="T17">2022. </text:span><text:span text:style-name="T10">Rock 050 </text:span><text:span text:style-name="T18">(</text:span><text:a xlink:type="simple" xlink:href="https://ambientcg.com/view?id=Rock050" text:style-name="Internet_20_link" text:visited-style-name="Visited_20_Internet_20_Link"><text:span text:style-name="T18">https://ambientcg.com/view?id=Rock050</text:span></text:a><text:span text:style-name="T18">). </text:span>Creative Commons CC0 1.0 Universal License.</text:p>
      <text:p text:style-name="P1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9-13T19:10:41.475893389</dc:date>
    <meta:editing-duration>PT54M52S</meta:editing-duration>
    <meta:editing-cycles>58</meta:editing-cycles>
    <meta:document-statistic meta:table-count="0" meta:image-count="0" meta:object-count="0" meta:page-count="2" meta:paragraph-count="23" meta:word-count="191" meta:character-count="2267" meta:non-whitespace-character-count="2099"/>
  </office:meta>
</office:document-meta>
</file>